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7e8af" officeooo:paragraph-rsid="0007e8af"/>
    </style:style>
    <style:style style:name="P2" style:family="paragraph" style:parent-style-name="Text_20_body">
      <style:text-properties officeooo:rsid="0009d749" officeooo:paragraph-rsid="0009d749"/>
    </style:style>
    <style:style style:name="P3" style:family="paragraph" style:parent-style-name="Text_20_body">
      <style:text-properties officeooo:rsid="0009d749" officeooo:paragraph-rsid="000c0c6f"/>
    </style:style>
    <style:style style:name="P4" style:family="paragraph" style:parent-style-name="Text_20_body">
      <style:text-properties officeooo:rsid="0009fb4d" officeooo:paragraph-rsid="0009fb4d"/>
    </style:style>
    <style:style style:name="P5" style:family="paragraph" style:parent-style-name="Text_20_body">
      <style:text-properties officeooo:rsid="000cc2dd" officeooo:paragraph-rsid="000cc2dd"/>
    </style:style>
    <style:style style:name="P6" style:family="paragraph" style:parent-style-name="Title">
      <style:text-properties officeooo:rsid="0006e01f" officeooo:paragraph-rsid="0006e01f"/>
    </style:style>
    <style:style style:name="P7" style:family="paragraph" style:parent-style-name="Heading_20_3">
      <style:text-properties officeooo:rsid="0009fb4d" officeooo:paragraph-rsid="0009fb4d"/>
    </style:style>
    <style:style style:name="P8" style:family="paragraph" style:parent-style-name="Heading_20_3">
      <style:text-properties officeooo:rsid="0009fb4d" officeooo:paragraph-rsid="001f4d49"/>
    </style:style>
    <style:style style:name="P9" style:family="paragraph" style:parent-style-name="Heading_20_3">
      <style:paragraph-properties fo:text-align="start" style:justify-single-word="false"/>
      <style:text-properties officeooo:rsid="0009fb4d" officeooo:paragraph-rsid="002e86d2"/>
    </style:style>
    <style:style style:name="P10" style:family="paragraph" style:parent-style-name="Heading_20_3">
      <style:text-properties officeooo:paragraph-rsid="0026bcbe"/>
    </style:style>
    <style:style style:name="P11" style:family="paragraph" style:parent-style-name="Heading_20_1">
      <style:text-properties officeooo:rsid="000cc2dd" officeooo:paragraph-rsid="000cc2dd"/>
    </style:style>
    <style:style style:name="P12" style:family="paragraph" style:parent-style-name="Heading_20_1">
      <style:text-properties officeooo:rsid="0006e01f" officeooo:paragraph-rsid="0006e01f"/>
    </style:style>
    <style:style style:name="P13" style:family="paragraph" style:parent-style-name="Heading_20_1">
      <style:text-properties officeooo:rsid="0009d749" officeooo:paragraph-rsid="0009d749"/>
    </style:style>
    <style:style style:name="P14" style:family="paragraph" style:parent-style-name="Heading_20_1">
      <style:text-properties officeooo:rsid="002e958d" officeooo:paragraph-rsid="002e958d"/>
    </style:style>
    <style:style style:name="P15" style:family="paragraph" style:parent-style-name="Text_20_body" style:list-style-name="L1">
      <style:text-properties officeooo:rsid="000f5d5f" officeooo:paragraph-rsid="000f5d5f"/>
    </style:style>
    <style:style style:name="P16" style:family="paragraph" style:parent-style-name="Text_20_body">
      <style:text-properties officeooo:rsid="000f5d5f" officeooo:paragraph-rsid="000f8fdb"/>
    </style:style>
    <style:style style:name="P17" style:family="paragraph" style:parent-style-name="Text_20_body" style:list-style-name="L1">
      <style:text-properties officeooo:rsid="000f8fdb" officeooo:paragraph-rsid="000f8fdb"/>
    </style:style>
    <style:style style:name="P18" style:family="paragraph" style:parent-style-name="Text_20_body" style:list-style-name="L2">
      <style:text-properties officeooo:rsid="0007e8af" officeooo:paragraph-rsid="0007e8af"/>
    </style:style>
    <style:style style:name="P19" style:family="paragraph" style:parent-style-name="Text_20_body" style:list-style-name="L2">
      <style:text-properties officeooo:rsid="00096b10" officeooo:paragraph-rsid="00096b10"/>
    </style:style>
    <style:style style:name="P20" style:family="paragraph" style:parent-style-name="Text_20_body">
      <style:paragraph-properties fo:text-align="center" style:justify-single-word="false"/>
      <style:text-properties officeooo:rsid="00149f31" officeooo:paragraph-rsid="00149f31"/>
    </style:style>
    <style:style style:name="P21" style:family="paragraph" style:parent-style-name="Text_20_body">
      <style:paragraph-properties fo:text-align="center" style:justify-single-word="false"/>
      <style:text-properties officeooo:rsid="00149f31" officeooo:paragraph-rsid="001a991f"/>
    </style:style>
    <style:style style:name="P22" style:family="paragraph" style:parent-style-name="Text_20_body">
      <style:paragraph-properties fo:text-align="center" style:justify-single-word="false"/>
      <style:text-properties officeooo:rsid="00149f31" officeooo:paragraph-rsid="0026bcbe"/>
    </style:style>
    <style:style style:name="P23" style:family="paragraph" style:parent-style-name="Text_20_body">
      <style:text-properties officeooo:rsid="00168575" officeooo:paragraph-rsid="00168575"/>
    </style:style>
    <style:style style:name="P24" style:family="paragraph" style:parent-style-name="Text_20_body">
      <style:text-properties officeooo:rsid="001c3eb0" officeooo:paragraph-rsid="001c3eb0"/>
    </style:style>
    <style:style style:name="P25" style:family="paragraph" style:parent-style-name="Text_20_body" style:list-style-name="L3">
      <style:text-properties officeooo:rsid="001c3eb0" officeooo:paragraph-rsid="001c3eb0"/>
    </style:style>
    <style:style style:name="P26" style:family="paragraph" style:parent-style-name="Text_20_body">
      <style:text-properties officeooo:rsid="0009fb4d" officeooo:paragraph-rsid="0009fb4d"/>
    </style:style>
    <style:style style:name="P27" style:family="paragraph" style:parent-style-name="Text_20_body">
      <style:text-properties officeooo:rsid="001f4d49" officeooo:paragraph-rsid="001f4d49"/>
    </style:style>
    <style:style style:name="P28" style:family="paragraph" style:parent-style-name="Text_20_body">
      <style:text-properties officeooo:rsid="002118a0" officeooo:paragraph-rsid="002118a0"/>
    </style:style>
    <style:style style:name="P29" style:family="paragraph" style:parent-style-name="Text_20_body">
      <style:paragraph-properties fo:text-align="center" style:justify-single-word="false"/>
      <style:text-properties officeooo:rsid="0026bcbe" officeooo:paragraph-rsid="0026bcbe"/>
    </style:style>
    <style:style style:name="P30" style:family="paragraph" style:parent-style-name="Text_20_body">
      <style:paragraph-properties fo:text-align="start" style:justify-single-word="false"/>
      <style:text-properties officeooo:rsid="0028a719" officeooo:paragraph-rsid="0028a719"/>
    </style:style>
    <style:style style:name="P31" style:family="paragraph" style:parent-style-name="Text_20_body">
      <style:paragraph-properties fo:text-align="start" style:justify-single-word="false"/>
      <style:text-properties officeooo:rsid="002e86d2" officeooo:paragraph-rsid="002e86d2"/>
    </style:style>
    <style:style style:name="P32" style:family="paragraph" style:parent-style-name="Text_20_body">
      <style:text-properties officeooo:rsid="002e958d" officeooo:paragraph-rsid="002e958d"/>
    </style:style>
    <style:style style:name="P33" style:family="paragraph" style:parent-style-name="Text_20_body" style:list-style-name="L4">
      <style:text-properties officeooo:rsid="002e958d" officeooo:paragraph-rsid="002e958d"/>
    </style:style>
    <style:style style:name="P34" style:family="paragraph" style:parent-style-name="Text_20_body" style:list-style-name="L5">
      <style:text-properties officeooo:rsid="002e958d" officeooo:paragraph-rsid="002e958d"/>
    </style:style>
    <style:style style:name="P35" style:family="paragraph" style:parent-style-name="Text_20_body" style:list-style-name="L5">
      <style:text-properties officeooo:rsid="002eadaa" officeooo:paragraph-rsid="0030a570"/>
    </style:style>
    <style:style style:name="P36" style:family="paragraph" style:parent-style-name="Text_20_body" style:list-style-name="L5">
      <style:text-properties officeooo:rsid="0031fe79" officeooo:paragraph-rsid="0031fe79"/>
    </style:style>
    <style:style style:name="T1" style:family="text">
      <style:text-properties officeooo:rsid="00096b10"/>
    </style:style>
    <style:style style:name="T2" style:family="text">
      <style:text-properties officeooo:rsid="0009fb4d"/>
    </style:style>
    <style:style style:name="T3" style:family="text">
      <style:text-properties officeooo:rsid="000b1c7e"/>
    </style:style>
    <style:style style:name="T4" style:family="text">
      <style:text-properties officeooo:rsid="000c0c6f"/>
    </style:style>
    <style:style style:name="T5" style:family="text">
      <style:text-properties officeooo:rsid="000e75b0"/>
    </style:style>
    <style:style style:name="T6" style:family="text">
      <style:text-properties officeooo:rsid="000f5d5f"/>
    </style:style>
    <style:style style:name="T7" style:family="text">
      <style:text-properties officeooo:rsid="000f8fdb"/>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1d45af" style:font-style-asian="italic" style:font-weight-asian="bold" style:font-style-complex="italic" style:font-weight-complex="bold"/>
    </style:style>
    <style:style style:name="T10" style:family="text">
      <style:text-properties officeooo:rsid="001d45af"/>
    </style:style>
    <style:style style:name="T11" style:family="text">
      <style:text-properties officeooo:rsid="002118a0"/>
    </style:style>
    <style:style style:name="T12" style:family="text">
      <style:text-properties officeooo:rsid="0024dc0e"/>
    </style:style>
    <style:style style:name="T13" style:family="text">
      <style:text-properties officeooo:rsid="0026bcbe"/>
    </style:style>
    <style:style style:name="T14" style:family="text">
      <style:text-properties officeooo:rsid="0028a719"/>
    </style:style>
    <style:style style:name="T15" style:family="text">
      <style:text-properties officeooo:rsid="002e3114"/>
    </style:style>
    <style:style style:name="T16" style:family="text">
      <style:text-properties officeooo:rsid="002e86d2"/>
    </style:style>
    <style:style style:name="T17" style:family="text">
      <style:text-properties officeooo:rsid="002eadaa"/>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0a570" style:font-style-asian="normal" style:font-weight-asian="normal" style:font-style-complex="normal" style:font-weight-complex="normal"/>
    </style:style>
    <style:style style:name="T20" style:family="text">
      <style:text-properties officeooo:rsid="0030a57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luent Forever Approach</text:p>
      <text:h text:style-name="P11" text:outline-level="1">Summary</text:h>
      <text:p text:style-name="P5">The Fluent Forever approach is <text:span text:style-name="T6">essentially</text:span> about Flash Cards. And, <text:span text:style-name="T5">within that, it’s mainly about learning words. Yes, you need some grammar to build sentences, but it’s modest compared to the number of words you need. (Steve Kaufman agrees, language is mainly about learning words). The approach:</text:span></text:p>
      <text:list xml:id="list5674694890398183213" text:style-name="L1">
        <text:list-item>
          <text:p text:style-name="P15">Learn pronunciation, <text:span text:style-name="T7">correct identification of sounds,</text:span> and it’s connection to the writing system before you learn anything else. Otherwise you will later have to re-do all your vocab learning to fix your mistakes.</text:p>
        </text:list-item>
        <text:list-item>
          <text:p text:style-name="P15">Learn 1000-2000 core words using <text:span text:style-name="T7">SRS</text:span> (see details below). Use frequency lists to identify these.</text:p>
        </text:list-item>
        <text:list-item>
          <text:p text:style-name="P15">Learn another 1000 words focused on your fields of interest.</text:p>
        </text:list-item>
        <text:list-item>
          <text:p text:style-name="P17">Learn grammar by using a grammar text book to learn from <text:span text:style-name="T8">comprehensible input</text:span>.</text:p>
        </text:list-item>
        <text:list-item>
          <text:p text:style-name="P17">Use TV shows to improve listening comprehension.</text:p>
        </text:list-item>
        <text:list-item>
          <text:p text:style-name="P17">Speak and write to friends and teachers. Put grammatical mistakes in to your SRS system.</text:p>
        </text:list-item>
      </text:list>
      <text:h text:style-name="P12" text:outline-level="1">Learning Words</text:h>
      <text:p text:style-name="P23">Fluent Forever suggests type 1 cards for “refresher” work, type 1 &amp; 2 as the standard path, and only do type 3 for “intensive” work. You can make multiple cards for each word, but when it becomes tedious, you should delete the extra cards. (My preference is to start with only type 1 cards, and only create additional cards on an as-need basis).</text:p>
      <text:h text:style-name="Heading_20_3" text:outline-level="3">Type 1 - “Comprehension”:</text:h>
      <text:p text:style-name="P21">Written word → <text:span text:style-name="T11">M</text:span>eaning + <text:span text:style-name="T11">Sound</text:span></text:p>
      <text:h text:style-name="Heading_20_3" text:outline-level="3">Type 2 - “Production”:</text:h>
      <text:p text:style-name="P20">Image/Cloze → <text:span text:style-name="T11">W</text:span>ritten word + <text:span text:style-name="T11">Sound</text:span></text:p>
      <text:h text:style-name="Heading_20_3" text:outline-level="3">Type 3 - “Spelling”:</text:h>
      <text:p text:style-name="P20">Image/Cloze + Sound → Spelling</text:p>
      <text:p text:style-name="P24">To make these memorable for you brain, make lots of different types of connections:</text:p>
      <text:list xml:id="list7234260833331123056" text:style-name="L3">
        <text:list-item>
          <text:p text:style-name="P25">A Picture</text:p>
        </text:list-item>
        <text:list-item>
          <text:p text:style-name="P25">A Personal connection</text:p>
        </text:list-item>
        <text:list-item>
          <text:p text:style-name="P25">A story or mnemonic</text:p>
        </text:list-item>
        <text:list-item>
          <text:p text:style-name="P25"><text:soft-page-break/>A Physical movement (like turning for the word ‘zhuan’, or hand movements for the tones)</text:p>
        </text:list-item>
        <text:list-item>
          <text:p text:style-name="P25">Similar or connected words (same hanzi for example)</text:p>
        </text:list-item>
        <text:list-item>
          <text:p text:style-name="P25">A <text:span text:style-name="T10">useful</text:span> example sentence, <text:span text:style-name="T10">or example phrase</text:span></text:p>
          <text:p text:style-name="P25"/>
        </text:list-item>
      </text:list>
      <text:p text:style-name="P16"><text:span text:style-name="T10">As well as these memory techniques, the science also tells us that </text:span><text:span text:style-name="T9">a</text:span><text:span text:style-name="T8">ctive learning</text:span> beats passive – you must be forced to recall, not just review. <text:span text:style-name="T10">This is what the SRS does for us.</text:span></text:p>
      <text:p text:style-name="P28">Fluent-forever.com/multi-search or other tools can speed up card creation.</text:p>
      <text:h text:style-name="P8" text:outline-level="3">Problems</text:h>
      <text:p text:style-name="P27">FF recommends using pictures (or for more abstract words, Cloze or foreign language definition) instead of English definition so that stop translating in your head. However, I found that it takes way too long to invent memorable pictures for most things, and I forget what they were ever supposed to mean. I’m curious why there are no pure listening cards, perhaps because you need more context to understand spoken words.</text:p>
      <text:h text:style-name="P12" text:outline-level="1">Learning Sentences</text:h>
      <text:p text:style-name="P28">After first few hundred words, start <text:span text:style-name="T12">with sentence cards:</text:span></text:p>
      <text:h text:style-name="P10" text:outline-level="3">Type 1 - <text:span text:style-name="T13">Cloze</text:span>:</text:h>
      <text:p text:style-name="P29">He lives __ New York City. + Picture → Word + Sound</text:p>
      <text:h text:style-name="P10" text:outline-level="3">Type 2 - <text:span text:style-name="T13">Give a phrase / sentence with</text:span>:</text:h>
      <text:p text:style-name="P22"><text:span text:style-name="T14">Word or sentence pattern</text:span>→ <text:span text:style-name="T14">Example phrase/sentence/dialogue + Sound</text:span></text:p>
      <text:p text:style-name="P30">Again, use all the memory connection tricks to make the examples interesting, personal and memorable. <text:span text:style-name="T15">A card is always improved with pictures and sound.</text:span></text:p>
      <text:p text:style-name="P31">For grammar book, FF recommends Integrated Chinese. I also hear Modern Chinese Reader is good for dialogue based examples.</text:p>
      <text:h text:style-name="P9" text:outline-level="3">Problems</text:h>
      <text:p text:style-name="P31">Getting good examples, order by usefulness, including realistic spoken dialogue, its really difficult. It’s hard to know what kind of sentences are used in day to day spoken Chinese. It’s very time consuming to put together quality grammar cards. It would be generate the cards from a computer analysis of common grammar patterns in spoken language.</text:p>
      <text:h text:style-name="P12" text:outline-level="1">Listening Comprehension</text:h>
      <text:p text:style-name="P1">Fluent Forever recommends using TV series for listening comprehension:</text:p>
      <text:list xml:id="list2810639631885480006" text:style-name="L2">
        <text:list-item>
          <text:p text:style-name="P18">Don't use any subtitles. Your brain will learn to rely on reading instead of developing it’s listening skill.*</text:p>
        </text:list-item>
        <text:list-item>
          <text:p text:style-name="P18"><text:soft-page-break/>Try to get a TV series you really want to binge watch.</text:p>
        </text:list-item>
        <text:list-item>
          <text:p text:style-name="P18">Progression: TV series are easier than films because you can become familiar with the characters, it helps further if you research the people and plot before. After TV, try films, then audiobooks. Watching News is the most advanced.</text:p>
        </text:list-item>
        <text:list-item>
          <text:p text:style-name="P19">You should learn the vocabulary and grammar before you watch.</text:p>
        </text:list-item>
      </text:list>
      <text:p text:style-name="P1">*James and Chen both agreed with the point of having no subtitles.</text:p>
      <text:p text:style-name="P1">** <text:span text:style-name="T1">Chen recommended lecture series for improving listening comprehension.</text:span></text:p>
      <text:p text:style-name="P1">Ref<text:span text:style-name="T11">erence</text:span> – Fluent Forever p<text:span text:style-name="T11">age</text:span> 156.</text:p>
      <text:h text:style-name="P7" text:outline-level="3">Problems</text:h>
      <text:p text:style-name="P4">Very hard to get things at the right level. Either they talk too quickly, using colloquialisms, and words you haven’t pre-studied. Or, at a higher level, the material spends too much time on high-frequency words and phrases. Also, no SRS system here to track what you have already studied sufficiently and where you need to focus next. <text:span text:style-name="T16">Also, watching movies is kind of passive learning since you are never quizzed on the meaning, or check whether you were correct – a tool to automatically generate questions and answers from the transcript would change that.</text:span></text:p>
      <text:h text:style-name="P13" text:outline-level="1">Speaking and Writing</text:h>
      <text:p text:style-name="P2">At an advanced level, to improve, you must turn every mistake you make in to a flash-card. Do this and keep speaking and writing.</text:p>
      <text:p text:style-name="P3">*Chen recommends translation practise from native language to target language, with a reference sentence to compare to. I guess speaking is similar <text:span text:style-name="T3">to </text:span>t<text:span text:style-name="T2">his exercise</text:span>, but you need to be quicker. <text:span text:style-name="T4">He feels that you can improve reading, listening, writing in a short time. But speaking takes a long time.</text:span></text:p>
      <text:h text:style-name="P7" text:outline-level="3">Problems</text:h>
      <text:p text:style-name="P4">When teacher gives me feedback notes to study, I don’t know where these fit in, in-terms of usefulness. I want to target in mistakes in order of the most useful/high-frequency grammar. Otherwise, I spend all my flashcards learning very niche grammar points. Also, no SRS system here to track what you have already studied sufficiently and where you need to focus next, and measure progress. A good system would suggest topics and grammar to try talking/writing about next.</text:p>
      <text:h text:style-name="P14" text:outline-level="1">Conclusions</text:h>
      <text:p text:style-name="P32">Personal learning:</text:p>
      <text:list xml:id="list2350441530203702927" text:style-name="L4">
        <text:list-item>
          <text:p text:style-name="P33">Focus on listening comprehension (after finishing your hanzi goals)</text:p>
        </text:list-item>
        <text:list-item>
          <text:p text:style-name="P33">Build your sentence deck</text:p>
        </text:list-item>
        <text:list-item>
          <text:p text:style-name="P33">Develop the habit of putting your lesson notes in to SRS</text:p>
        </text:list-item>
      </text:list>
      <text:p text:style-name="P32"><text:soft-page-break/>Tooling improvements:</text:p>
      <text:list xml:id="list3326946393370787046" text:style-name="L5">
        <text:list-item>
          <text:p text:style-name="P34">Something to help identify most useful words in a given “<text:span text:style-name="T6">field of interest” </text:span>(colloquial spoken language, economics, celebrity gossip etc.)</text:p>
        </text:list-item>
        <text:list-item>
          <text:p text:style-name="P34">Something to help identify <text:span text:style-name="T17">the </text:span>most useful sentence patterns (grammar and/or phrases), and perhaps automatically build cards from this.</text:p>
        </text:list-item>
        <text:list-item>
          <text:p text:style-name="P35">Something to <text:span text:style-name="T20">recommend</text:span> (or generate) <text:span text:style-name="T8">comprehensible input </text:span><text:span text:style-name="T18">for listening and reading practise. So, it </text:span><text:span text:style-name="T19">might</text:span><text:span text:style-name="T18"> recommend TV shows based on your known vocabulary and known sentence patterns. </text:span><text:span text:style-name="T19">It could also track (SRS style) what words and sentence patterns you are reading/listening, to optimise for that (thereby addressing the Zipf’s law problem).</text:span></text:p>
        </text:list-item>
        <text:list-item>
          <text:p text:style-name="P36"><text:span text:style-name="T19">S</text:span><text:span text:style-name="T18">omething to turn passive listening/reading exercises in to </text:span><text:span text:style-name="T8">active learning</text:span><text:span text:style-name="T18"> by automatically generating questions and answers about the text.</text:span></text:p>
        </text:list-item>
        <text:list-item>
          <text:p text:style-name="P36"><text:span text:style-name="T18">Something to track (SRS-style) your written/spoken sentence production so that it can prompt you to use new words or sentence patterns.</text:span></text:p>
        </text:list-item>
        <text:list-item>
          <text:p text:style-name="P36"><text:span text:style-name="T18">Some really objective ways to measure your levels of reading, listening, writing, speaking, on different subject areas (daily life, engineering, science, literature, law) for employers. Also so you can track progress and assess how much time to invest to reach some future level.</text:span></text:p>
        </text:list-item>
      </text:list>
      <text:p text:style-name="P32"/>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22T07:13:18.404000000</meta:creation-date>
    <dc:date>2021-07-22T11:03:58.006000000</dc:date>
    <meta:editing-duration>PT1H32M59S</meta:editing-duration>
    <meta:editing-cycles>23</meta:editing-cycles>
    <meta:generator>LibreOffice/5.1.4.2$Windows_x86 LibreOffice_project/f99d75f39f1c57ebdd7ffc5f42867c12031db97a</meta:generator>
    <meta:document-statistic meta:table-count="0" meta:image-count="0" meta:object-count="0" meta:page-count="4" meta:paragraph-count="67" meta:word-count="1141" meta:character-count="6926" meta:non-whitespace-character-count="5874"/>
  </office:meta>
</office:document-meta>
</file>